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f7503" officeooo:paragraph-rsid="000f7503"/>
    </style:style>
    <style:style style:name="P2" style:family="paragraph" style:parent-style-name="Preformatted_20_Text">
      <style:text-properties officeooo:paragraph-rsid="000f7503"/>
    </style:style>
    <style:style style:name="P3" style:family="paragraph" style:parent-style-name="Standard">
      <style:text-properties officeooo:rsid="00106eaa" officeooo:paragraph-rsid="00106eaa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section-source xlink:href="../Miscellaneous/files/jeffrin/paper.r-methods.txt" text:filter-name="Text"/>
        <text:p text:style-name="P1">INTRODUCTION</text:p>
        <text:p text:style-name="P1"/>
        <text:p text:style-name="P1">Writing the Introduction</text:p>
        <text:p text:style-name="P1">In the introduction you will need to do the following things:</text:p>
        <text:p text:style-name="P1">present relevant background or contextual material</text:p>
        <text:p text:style-name="P1">define terms or concepts when necessary</text:p>
        <text:p text:style-name="P1">explain the focus of the paper and your specific purpose</text:p>
        <text:p text:style-name="P1">reveal your plan of organization</text:p>
        <text:p text:style-name="Preformatted_20_Text"/>
        <text:p text:style-name="P1">WRITING YOUR BODY</text:p>
        <text:p text:style-name="P2"/>
        <text:p text:style-name="P2">Use your outline and prospectus as flexible guides</text:p>
        <text:p text:style-name="P2">Build your essay around points you want to make (i.e., don't let your sources organize your paper)</text:p>
        <text:p text:style-name="P2">Integrate your sources into your discussion</text:p>
        <text:p text:style-name="P2">Summarize, analyze, explain, and evaluate published work rather than merely reporting it</text:p>
        <text:p text:style-name="P2">Move up and down the "ladder of abstraction" from generalization to varying levels of detail back to generalization</text:p>
        <text:p text:style-name="P2"/>
        <text:p text:style-name="P2"/>
        <text:p text:style-name="P2"/>
        <text:p text:style-name="P2">DEBUG METHODS</text:p>
        <text:p text:style-name="Preformatted_20_Text"/>
        <text:p text:style-name="Preformatted_20_Text">get source code of quicksort in different languages.(C,JavaScript,Perl,Python,C++,Java...)</text:p>
        <text:p text:style-name="Preformatted_20_Text">try to debug all the code with debuggers.gdb , may be firebug .. chrome...related...</text:p>
        <text:p text:style-name="Preformatted_20_Text">may be try to integrate or otherwise if possible run the code into different</text:p>
        <text:p text:style-name="Preformatted_20_Text">environments and conditions and debug to see if there is any bug.fix the bug</text:p>
        <text:p text:style-name="Preformatted_20_Text">or give the idea to fix it to the developer if possible.</text:p>
        <text:p text:style-name="Preformatted_20_Text"/>
        <text:p text:style-name="Preformatted_20_Text">also try to learn about linux kernel debugging.</text:p>
        <text:p text:style-name="Preformatted_20_Text"/>
        <text:p text:style-name="Preformatted_20_Text">take source code from lots of free software(may be debian) and do</text:p>
        <text:p text:style-name="Preformatted_20_Text">extensive debugging.lot of debugging is studied through testing</text:p>
        <text:p text:style-name="Preformatted_20_Text">(i mean atleast testing the debugger features using a program)</text:p>
        <text:p text:style-name="Preformatted_20_Text">note : Testing programs using debugger and debug techniques</text:p>
        <text:p text:style-name="Preformatted_20_Text">make it a test driven development. a development of debug methods.</text:p>
        <text:p text:style-name="Preformatted_20_Text">(DEBUG METHODS DEVELOPER)</text:p>
        <text:p text:style-name="Preformatted_20_Text"/>
        <text:p text:style-name="Preformatted_20_Text">try to document and develop methods for unlocking knowledge.</text:p>
        <text:p text:style-name="Preformatted_20_Text">engineering methods and algorithms for unlocking knowledge.</text:p>
        <text:p text:style-name="Preformatted_20_Text">METHODS Developer.</text:p>
        <text:p text:style-name="Preformatted_20_Text">METHODS Algorithm Developer.</text:p>
        <text:p text:style-name="Preformatted_20_Text">Algorithms For Methods Usage.</text:p>
        <text:p text:style-name="Preformatted_20_Text">Package Developer.</text:p>
        <text:p text:style-name="Preformatted_20_Text"/>
        <text:p text:style-name="Preformatted_20_Text">in debug method development try to connect topic of "functions" in mathematics to GNU/Linux commands</text:p>
        <text:p text:style-name="Preformatted_20_Text"/>
        <text:p text:style-name="Preformatted_20_Text">may be try to write debug code (the code added to a computer program so that it can be debugged easily )---</text:p>
        <text:p text:style-name="Preformatted_20_Text">--- may be writing debug code is part of [debug method development] ---</text:p>
        <text:p text:style-name="Preformatted_20_Text"/>
        <text:p text:style-name="Preformatted_20_Text">--- may be i should try to do typical data science course at coursera.</text:p>
        <text:p text:style-name="Preformatted_20_Text"><text:s text:c="4"/>knowledge in data science may help you debug new things ---</text:p>
        <text:p text:style-name="Preformatted_20_Text">may be you can do debug method development using data visualization of linux kernel</text:p>
        <text:p text:style-name="Preformatted_20_Text"/>
        <text:p text:style-name="Preformatted_20_Text"><text:s/>may be you should <text:s/>use data</text:p>
        <text:p text:style-name="Preformatted_20_Text"><text:s text:c="4"/>structures and visualizing <text:s/>the data to debug things.</text:p>
        <text:p text:style-name="Preformatted_20_Text"/>
        <text:p text:style-name="Preformatted_20_Text">--- may be a simple shell session can give ideas to a big thing or related big concepts or</text:p>
        <text:p text:style-name="Preformatted_20_Text"><text:s text:c="4"/>ideas to check source code to know internals or find ideas to debug large programs ---</text:p>
        <text:p text:style-name="Preformatted_20_Text"/>
        <text:p text:style-name="Preformatted_20_Text">Using debuggers helps you find the internals of a program.</text:p>
        <text:p text:style-name="Preformatted_20_Text"/>
        <text:p text:style-name="Preformatted_20_Text">may be you should know only the beginner basics about a concept to do debugging</text:p>
        <text:p text:style-name="Preformatted_20_Text"/>
        <text:p text:style-name="Preformatted_20_Text">--- may be you should write comments in code and help write a patch for debug support</text:p>
        <text:p text:style-name="Preformatted_20_Text"/>
        <text:p text:style-name="Preformatted_20_Text">--- <text:s/>may be it can be "learning method developer"---&gt;"knowledge building"---&gt;"debug method developer"</text:p>
        <text:p text:style-name="Preformatted_20_Text"><text:s text:c="4"/>may be to become a learning method developer you should try to learn things .</text:p>
        <text:p text:style-name="Preformatted_20_Text"><text:s text:c="4"/>may be for knowledge building you should document and share what you have learned.</text:p>
        <text:p text:style-name="Preformatted_20_Text"><text:s text:c="4"/>may be to become a debug method developer you should try debugging things.</text:p>
        <text:p text:style-name="Preformatted_20_Text"><text:s text:c="4"/>there is debugging in learning and learning in debugging. may be learning comes first. ---</text:p>
        <text:p text:style-name="Preformatted_20_Text"><text:soft-page-break/></text:p>
        <text:p text:style-name="Preformatted_20_Text">--- may be a step in debug method development is to find methods to find</text:p>
        <text:p text:style-name="Preformatted_20_Text"><text:s text:c="4"/>bugs in a program. this can be accomplished by first testing program that needs to be</text:p>
        <text:p text:style-name="Preformatted_20_Text"><text:s text:c="4"/>debugged.may be learn different types of testing methods in free software.</text:p>
        <text:p text:style-name="Preformatted_20_Text"><text:s text:c="4"/>may be some methods to find bugs are 1. reading log files 2. running programs in terminal</text:p>
        <text:p text:style-name="Preformatted_20_Text"><text:s text:c="4"/>3. building programs from source</text:p>
        <text:p text:style-name="Preformatted_20_Text"/>
        <text:p text:style-name="Preformatted_20_Text">may be you should know to penetrate through the layers of the software stack</text:p>
        <text:p text:style-name="Preformatted_20_Text"/>
        <text:p text:style-name="Preformatted_20_Text">may be you should know method or methods to locate the part of source code you like to fix</text:p>
        <text:p text:style-name="Preformatted_20_Text"/>
        <text:p text:style-name="Preformatted_20_Text">suppose you want to know which function is involved in doing a task and that function may</text:p>
        <text:p text:style-name="Preformatted_20_Text">be located in the library of a software. you may find a sample basic program code written using</text:p>
        <text:p text:style-name="Preformatted_20_Text">that library and may be find the name of that function in the library source code.</text:p>
        <text:p text:style-name="Preformatted_20_Text"/>
        <text:p text:style-name="Preformatted_20_Text"/>
        <text:p text:style-name="Preformatted_20_Text"/>
        <text:p text:style-name="Preformatted_20_Text"/>
      </text:section>
      <text:p text:style-name="Standard"/>
      <text:p text:style-name="P3">WRITING YOUR CONCLUSION</text:p>
      <text:p text:style-name="P3"/>
      <text:p text:style-name="P3">If the argument or point of your paper is complex, you may need to summarize the argument for your reader.</text:p>
      <text:p text:style-name="P3">If prior to your conclusion you have not yet explained the significance of your findings or if you are proceeding</text:p>
      <text:p text:style-name="P3">inductively, use the end of your paper to add your points up, to explain their significance.</text:p>
      <text:p text:style-name="P3">Move from a detailed to a general level of consideration that returns the topic to the context provided by the introduction.</text:p>
      <text:p text:style-name="P3">Perhaps suggest what about this topic needs further research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00:22:38.913198104</meta:creation-date>
    <dc:date>2018-12-09T00:40:27.982166429</dc:date>
    <meta:editing-duration>PT6M58S</meta:editing-duration>
    <meta:editing-cycles>1</meta:editing-cycles>
    <meta:document-statistic meta:table-count="0" meta:image-count="0" meta:object-count="0" meta:page-count="2" meta:paragraph-count="66" meta:word-count="746" meta:character-count="4419" meta:non-whitespace-character-count="3693"/>
    <meta:generator>LibreOffice/6.1.3.2$Linux_X86_64 LibreOffice_project/10$Build-2</meta:generator>
  </office:meta>
</office:document-meta>
</file>